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2.926cm"/>
    </style:style>
    <style:style style:name="gr5" style:family="graphic" style:parent-style-name="standard">
      <style:graphic-properties draw:stroke="none" svg:stroke-color="#000000" draw:fill="none" draw:fill-color="#ffffff" fo:min-height="1.035cm"/>
    </style:style>
    <style:style style:name="gr6" style:family="graphic" style:parent-style-name="standard">
      <style:graphic-properties draw:stroke="none" svg:stroke-color="#000000" draw:fill="none" draw:fill-color="#ffffff" fo:min-height="0.535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5.5cm" svg:height="1.46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64cm" svg:height="1.05cm" svg:x="1.808cm" svg:y="4.68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64cm" svg:height="1.05cm" svg:x="5.813cm" svg:y="4.68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04cm" svg:y1="4.704cm" svg:x2="3.04cm" svg:y2="3.969cm">
          <text:p/>
        </draw:line>
        <draw:line draw:style-name="gr3" draw:text-style-name="P1" draw:layer="layout" svg:x1="7.045cm" svg:y1="4.704cm" svg:x2="7.045cm" svg:y2="3.969cm">
          <text:p/>
        </draw:line>
        <draw:frame draw:style-name="gr4" draw:text-style-name="P3" draw:layer="layout" svg:width="3.893cm" svg:height="0.806cm" svg:x="12.261cm" svg:y="2.528cm">
          <draw:text-box>
            <text:p><text:span text:style-name="T1">Общая память</text:span></text:p>
          </draw:text-box>
        </draw:frame>
        <draw:custom-shape draw:style-name="gr1" draw:text-style-name="P1" draw:layer="layout" svg:width="2.214cm" svg:height="1.175cm" svg:x="1.943cm" svg:y="6.4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3.075cm" svg:y1="6.466cm" svg:x2="3.075cm" svg:y2="5.731cm">
          <text:p/>
        </draw:line>
        <draw:frame draw:style-name="gr5" draw:text-style-name="P1" draw:layer="layout" svg:width="1.328cm" svg:height="1.285cm" svg:x="2.386cm" svg:y="7.715cm">
          <draw:text-box>
            <text:p text:style-name="P2"><text:span text:style-name="T1">A</text:span></text:p>
          </draw:text-box>
        </draw:frame>
        <draw:custom-shape draw:style-name="gr2" draw:text-style-name="P1" draw:layer="layout" svg:width="2.464cm" svg:height="1.05cm" svg:x="9.914cm" svg:y="4.68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65cm" svg:height="1.05cm" svg:x="13.919cm" svg:y="4.68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46cm" svg:y1="4.704cm" svg:x2="11.146cm" svg:y2="3.969cm">
          <text:p/>
        </draw:line>
        <draw:line draw:style-name="gr3" draw:text-style-name="P1" draw:layer="layout" svg:x1="15.186cm" svg:y1="6.466cm" svg:x2="15.186cm" svg:y2="5.731cm">
          <text:p/>
        </draw:line>
        <draw:custom-shape draw:style-name="gr1" draw:text-style-name="P1" draw:layer="layout" svg:width="2.214cm" svg:height="1.175cm" svg:x="14.035cm" svg:y="6.4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6.023cm" svg:height="0.806cm" svg:x="12.5cm" svg:y="7.715cm">
          <draw:text-box>
            <text:p text:style-name="P2"><text:span text:style-name="T1">B, X, Z, MR, MT</text:span></text:p>
          </draw:text-box>
        </draw:frame>
        <draw:line draw:style-name="gr3" draw:text-style-name="P1" draw:layer="layout" svg:x1="15.14cm" svg:y1="4.704cm" svg:x2="15.14cm" svg:y2="3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2-16T00:49:08</meta:creation-date>
    <dc:date>2010-03-02T18:41:15.46</dc:date>
    <dc:creator>ASH </dc:creator>
    <meta:editing-duration>PT01H52M28S</meta:editing-duration>
    <meta:editing-cycles>6</meta:editing-cycles>
    <meta:generator>OpenOffice.org/3.2$Win32 OpenOffice.org_project/320m12$Build-9483</meta:generator>
    <meta:document-statistic meta:object-count="16"/>
  </office:meta>
</office:document-meta>
</file>